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31cm"/>
    </style:style>
    <style:style style:name="co2" style:family="table-column">
      <style:table-column-properties fo:break-before="auto" style:column-width="9.6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roi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cterms:rights ^^customvocab:droits</text:p>
          </table:table-cell>
        </table:table-row>
        <table:table-row table:style-name="ro1">
          <table:table-cell table:number-columns-repeated="2" office:value-type="string" calcext:value-type="string">
            <text:p>CC-BY-NC-ND - Attribution - Pas d'utilisation commerciale - Pas de modification</text:p>
          </table:table-cell>
        </table:table-row>
        <table:table-row table:style-name="ro1">
          <table:table-cell office:value-type="string" calcext:value-type="string">
            <text:p>Ce document est protégé par le droit d'auteur. Il ne peut en aucun cas être utilisé sans l'autorisation de l'auteur et des ayant droit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maine public</text:p>
          </table:table-cell>
        </table:table-row>
        <table:table-row table:style-name="ro1">
          <table:table-cell office:value-type="string" calcext:value-type="string">
            <text:p>Version de l'auteur diffusée avec l'aimable autorisation des éditions Karthal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21:01:51.3757772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Berthereau</meta:initial-creator>
    <meta:creation-date>2021-05-15T08:47:19.633668309</meta:creation-date>
    <dc:date>2021-09-06T07:48:49.895724518</dc:date>
    <dc:creator>Daniel Berthereau</dc:creator>
    <meta:editing-duration>P6DT8H21M22S</meta:editing-duration>
    <meta:editing-cycles>13</meta:editing-cycles>
    <meta:generator>LibreOffice/7.2.0.4$Linux_X86_64 LibreOffice_project/20$Build-4</meta:generator>
    <meta:document-statistic meta:table-count="1" meta:cell-count="8" meta:object-count="0"/>
  </office:meta>
</office:document-meta>
</file>